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5295" officeooo:paragraph-rsid="00075295"/>
    </style:style>
    <style:style style:name="P2" style:family="paragraph" style:parent-style-name="Standard">
      <style:text-properties officeooo:paragraph-rsid="00075295"/>
    </style:style>
    <style:style style:name="T1" style:family="text">
      <style:text-properties officeooo:rsid="00075295"/>
    </style:style>
    <style:style style:name="T2" style:family="text">
      <style:text-properties officeooo:rsid="000871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MANDA 1</text:p>
      <text:p text:style-name="P1"/>
      <text:p text:style-name="P1">i principali indici prestazionali di uno scheduler sono:</text:p>
      <text:p text:style-name="P1">Utilizzo della CPU, throughput, tempo di completamento, tempo di attesa e tempo di risposta.</text:p>
      <text:p text:style-name="P1"/>
      <text:p text:style-name="P1">L’utilizzo della CPU deve essere il piu’ alto possibile, poiche’ e’ una risorsa costosa e non e’ conveniente sprecarla.</text:p>
      <text:p text:style-name="P2"><text:span text:style-name="T1">Il throughput e’ la quantita’ di processi completati che un sistema puo’ produrre in un certo lasso di tempo, piu’ alto e’ il throughput e piu’ il sistema sara’ efficiente.</text:span></text:p>
      <text:p text:style-name="P1"/>
      <text:p text:style-name="P1">Il tempo di completamento dice in quanto tempo un processo e’ stato portato a termine, mentre quello di attesa indica quanto tempo un processo resta in ready queue prima di poter essere assegnato ad una unita’ di elaborazione.</text:p>
      <text:p text:style-name="P1">Il tempo di risposta rappresenta l’intervallo di attesa tra una richiesta e la prima risposta fornita dal sistema.</text:p>
      <text:p text:style-name="P1"/>
      <text:p text:style-name="P1">DOMANDA 2</text:p>
      <text:p text:style-name="P1"/>
      <text:p text:style-name="P2"><text:span text:style-name="T1">Il linker dinamico puo’ essere utilizzato soltanto se nel programma vengono inseriti dei </text:span><text:span text:style-name="T2">riferimenti</text:span><text:span text:style-name="T1"> simbolici che vanno ad identificare delle librerie, quando viene effettuata una certa chiamata il linker dinamico carica quella libreria in memoria oppure la usa prelevandola dallo spazio di memoria di un altro processo se la libreria e’ gia’ stata caricata. Risulta maggiormente utile per procedure gestite di rado, come la gestione degli errori, aiutando a mantenere la memoria libera. </text:span><text:span text:style-name="T2">E’ inoltre un meccanismo molto utile per aggiornare una libreria senza pero’ costringere gli sviluppatori ad aggiornarne la versione localmente per ogni applicazione.</text:span></text:p>
      <text:p text:style-name="P1">Il linker dinamico ha bisogno del supporto del SO siccome questo e’ l’unico abilitato all’accesso delle locazioni di memoria di altri processi.</text:p>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4T20:32:46.342728893</meta:creation-date>
    <dc:date>2021-11-14T20:49:57.908014010</dc:date>
    <meta:editing-duration>PT5M11S</meta:editing-duration>
    <meta:editing-cycles>1</meta:editing-cycles>
    <meta:generator>LibreOffice/6.4.7.2$Linux_X86_64 LibreOffice_project/40$Build-2</meta:generator>
    <meta:document-statistic meta:table-count="0" meta:image-count="0" meta:object-count="0" meta:page-count="1" meta:paragraph-count="10" meta:word-count="249" meta:character-count="1595" meta:non-whitespace-character-count="1356"/>
  </office:meta>
</office:document-meta>
</file>